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c7e67" officeooo:paragraph-rsid="001c7e67" style:font-weight-asian="bold" style:font-weight-complex="bold"/>
    </style:style>
    <style:style style:name="P2" style:family="paragraph" style:parent-style-name="Standard">
      <style:text-properties fo:font-weight="normal" officeooo:rsid="001c7e67" officeooo:paragraph-rsid="001c7e67"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xel: (Picture Element)</text:p>
      <text:p text:style-name="P1"/>
      <text:p text:style-name="P2">- A pixel is the basic unit of programmable color on a computer display or in a computer image.</text:p>
      <text:p text:style-name="P2">- The physical size of it depends on how you've set the resolution for the display screen. If the screen is to its maximum resolution, the physical size of the dot pitch (dot size). If youve set the resolution to something less than the maximum resolution, a pixel will be longer than the physical size of the screen's dot (will use more than one dot).</text:p>
      <text:p text:style-name="P2">- the pixel describes some specific color blend of three components of the color sp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5T07:26:02.187420967</meta:creation-date>
    <meta:generator>LibreOffice/5.0.2.2$Linux_X86_64 LibreOffice_project/00m0$Build-2</meta:generator>
    <dc:date>2016-01-15T07:35:12.748550090</dc:date>
    <meta:editing-duration>PT9M10S</meta:editing-duration>
    <meta:editing-cycles>1</meta:editing-cycles>
    <meta:document-statistic meta:table-count="0" meta:image-count="0" meta:object-count="0" meta:page-count="1" meta:paragraph-count="4" meta:word-count="102" meta:character-count="557" meta:non-whitespace-character-count="459"/>
  </office:meta>
</office:document-meta>
</file>